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end" style:justify-single-word="false" fo:text-indent="-0.0075in" style:auto-text-indent="false" style:writing-mode="lr-tb">
        <style:tab-stops/>
      </style:paragraph-properties>
      <style:text-properties style:font-name="DejaVu Sans"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style:style>
    <style:style style:name="P5"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style:style>
    <style:style style:name="P6" style:family="paragraph" style:parent-style-name="Standard">
      <style:paragraph-properties fo:margin-left="0in" fo:margin-right="0in" fo:text-align="end" style:justify-single-word="false" fo:text-indent="-0.0075in" style:auto-text-indent="false" style:writing-mode="lr-tb">
        <style:tab-stops/>
      </style:paragraph-properties>
      <style:text-properties style:font-name="Times New 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Preface</text:p>
      <text:p text:style-name="P3"/>
      <text:p text:style-name="P3"/>
      <text:p text:style-name="P3"/>
      <text:p text:style-name="P4">As one who loves books, I really dislike technical books which are written like a story. This is why eighty percent of the text is written to explain twenty percent of the subject and most try to hide the content by telling stories. But all I used in this book is completely technical and written to conform to today's updated technologies used in computer networks.</text:p>
      <text:p text:style-name="P4"/>
      <text:p text:style-name="P4">The reason in which I wrote this book is why I didn't find any book written with through explanation of the subject in the market. Man pages are indeed not so easy to understand without having some years of experience using Linux. So I decided to write this book to help network administrators do their job better and also faster.</text:p>
      <text:p text:style-name="P4"/>
      <text:p text:style-name="P4">I'm here to show you how you can achieve Linux security and administration skills by using IPTables. So I wouldn't bother to say that I was also a beginner in this area but I tried hard to figure out things you are going to learn in this book. It was so hard because every single book or paper covered just a few topics and I should read more and more to learn these so-called hard things. Although they are not hard for me any more. And it wouldn't be hard for you after reading this book.</text:p>
      <text:p text:style-name="P4"/>
      <text:p text:style-name="P4">Well, what I assume is that the reader of this book has a firm understanding of the Linux and its configuration for local and remote usage and the ability to configure a Linux box to work in a networked environment, so he should also know much about computer networks and TCP/IP networking generally. This book has nothing to do with beginners who want to learn Linux.</text:p>
      <text:p text:style-name="P5"/>
      <text:p text:style-name="P6"/>
      <text:p text:style-name="P6">M. Morad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6:48:27</meta:creation-date>
    <dc:creator>root</dc:creator>
    <dc:date>2008-06-26T00:36:16</dc:date>
    <dc:language>en-US</dc:language>
    <meta:editing-cycles>6</meta:editing-cycles>
    <meta:editing-duration>PT1M4S</meta:editing-duration>
    <meta:user-defined meta:name="Info 1"/>
    <meta:user-defined meta:name="Info 2"/>
    <meta:user-defined meta:name="Info 3"/>
    <meta:user-defined meta:name="Info 4"/>
    <meta:document-statistic meta:table-count="0" meta:image-count="0" meta:object-count="0" meta:page-count="1" meta:paragraph-count="7" meta:word-count="293" meta:character-count="1573"/>
  </office:meta>
</office:document-meta>
</file>